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12.375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22.754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auto" style:column-width="7.35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66ff99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ff00cc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74" table:default-cell-style-name="ce8"/>
        <table:table-row table:style-name="ro1">
          <table:table-cell table:style-name="ce1" office:value-type="string">
            <text:p>Anforderung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Implementierung</text:p>
          </table:table-cell>
          <table:table-cell table:style-name="ce1" office:value-type="string">
            <text:p>Hinweise/Bugs</text:p>
          </table:table-cell>
          <table:table-cell table:style-name="ce1" office:value-type="string">
            <text:p>Impl. nach Installation</text:p>
          </table:table-cell>
          <table:table-cell table:style-name="ce1" office:value-type="string">
            <text:p>Hinweise/Bugs</text:p>
          </table:table-cell>
          <table:table-cell table:style-name="Default" table:number-columns-repeated="74"/>
        </table:table-row>
        <table:table-row table:style-name="ro1">
          <table:table-cell table:style-name="ce2" office:value-type="string">
            <text:p>1-Ausleihe</text:p>
          </table:table-cell>
          <table:table-cell office:value-type="string">
            <text:p>Auswahl Klasse</text:p>
          </table:table-cell>
          <table:table-cell office:value-type="string">
            <text:p>done</text:p>
          </table:table-cell>
          <table:table-cell table:style-name="ce7" office:value-type="string">
            <text:p>Anordnung der Klassen</text:p>
          </table:table-cell>
          <table:table-cell table:number-columns-repeated="76"/>
        </table:table-row>
        <table:table-row table:style-name="ro2">
          <table:table-cell/>
          <table:table-cell office:value-type="string">
            <text:p>Bücher der Klasse anzeig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Schüler der Klasse anzeig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4"/>
          <table:table-cell office:value-type="string">
            <text:p>Auswahl ausgeliehen/verfügbare Bücher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2">
          <table:table-cell table:style-name="ce4"/>
          <table:table-cell office:value-type="string">
            <text:p>Ausleihe durch Haken setz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4"/>
          <table:table-cell office:value-type="string">
            <text:p>Warnung wenn Buch zweimal ausgeliehen</text:p>
          </table:table-cell>
          <table:table-cell office:value-type="string">
            <text:p>done</text:p>
          </table:table-cell>
          <table:table-cell table:style-name="ce9"/>
          <table:table-cell table:number-columns-repeated="76"/>
        </table:table-row>
        <table:table-row table:style-name="ro1">
          <table:table-cell table:style-name="ce4"/>
          <table:table-cell office:value-type="string">
            <text:p>Anzeige Buch doppelt ausgelieh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auch in Schülermaske implementiert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4"/>
          <table:table-cell office:value-type="string">
            <text:p>Anzahl ausgeliehene Bücher</text:p>
          </table:table-cell>
          <table:table-cell table:style-name="ce5" office:value-type="string">
            <text:p>fehlt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2-Büchermaske</text:p>
          </table:table-cell>
          <table:table-cell office:value-type="string">
            <text:p>Eingabe von Titel, Untertitel, Verlag, Autor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Eingabe von Klasse, ISBN, Auflage</text:p>
          </table:table-cell>
          <table:table-cell office:value-type="string">
            <text:p>done</text:p>
          </table:table-cell>
          <table:table-cell table:style-name="ce5" office:value-type="string">
            <text:p>Buch ohne ISBN ist möglich</text:p>
          </table:table-cell>
          <table:table-cell table:number-columns-repeated="76"/>
        </table:table-row>
        <table:table-row table:style-name="ro1">
          <table:table-cell/>
          <table:table-cell office:value-type="string">
            <text:p>Eingabe von Kommentar, Fach, 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Eingabe von maximaler Anzahl, tatsächlicher Anzahl</text:p>
          </table:table-cell>
          <table:table-cell office:value-type="string">
            <text:p>done</text:p>
          </table:table-cell>
          <table:table-cell table:style-name="Default"/>
          <table:table-cell table:number-columns-repeated="76"/>
        </table:table-row>
        <table:table-row table:style-name="ro1">
          <table:table-cell/>
          <table:table-cell office:value-type="string">
            <text:p>Überwachung der Eintragung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3-Import</text:p>
          </table:table-cell>
          <table:table-cell office:value-type="string">
            <text:p>Asv-Import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Oberstufen-Import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4-Rückgabe</text:p>
          </table:table-cell>
          <table:table-cell office:value-type="string">
            <text:p>Abhak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Rückgaben erfolgen einzeln pro Schüler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auch in Schülermaske implementiert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5-Aktualisierung</text:p>
          </table:table-cell>
          <table:table-cell office:value-type="string">
            <text:p>Schüler, die nicht mehr an der Schule sind sollen entfernt werden könn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6-Schülermaske</text:p>
          </table:table-cell>
          <table:table-cell office:value-type="string">
            <text:p>Bearbeitung und Neuanlage von Schülern</text:p>
          </table:table-cell>
          <table:table-cell office:value-type="string">
            <text:p>done</text:p>
          </table:table-cell>
          <table:table-cell table:style-name="ce5" office:value-type="string">
            <text:p>Name und Geburtsdatum müssen da sein; Klassen automatisch setzen</text:p>
          </table:table-cell>
          <table:table-cell table:number-columns-repeated="76"/>
        </table:table-row>
        <table:table-row table:style-name="ro1">
          <table:table-cell/>
          <table:table-cell office:value-type="string">
            <text:p>Überwachung der Eintragungen</text:p>
          </table:table-cell>
          <table:table-cell office:value-type="string">
            <text:p>done</text:p>
          </table:table-cell>
          <table:table-cell table:style-name="ce5" office:value-type="string">
            <text:p>Klassen eventuell nur Klassenname anzeigen;</text:p>
          </table:table-cell>
          <table:table-cell table:number-columns-repeated="76"/>
        </table:table-row>
        <table:table-row table:style-name="ro1">
          <table:table-cell/>
          <table:table-cell office:value-type="string">
            <text:p>Kommentarfeld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Anzahl der ausgeliehenen Medien</text:p>
          </table:table-cell>
          <table:table-cell table:style-name="ce5" office:value-type="string">
            <text:p>fehlt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Ausleihe und Rückgabe, siehe 1-Ausleihe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2">
          <table:table-cell/>
          <table:table-cell office:value-type="string">
            <text:p>Filterung: alle Bücher; zugewiesene Bücher und ausgeliehene Bücher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7-Login</text:p>
          </table:table-cell>
          <table:table-cell office:value-type="string">
            <text:p>Login-Dialog direkt nach dem Programmstart; ohne diesen keine Funktio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8-Einstellungen</text:p>
          </table:table-cell>
          <table:table-cell office:value-type="string">
            <text:p>Dialog zur Konfiguration des Programmes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2">
          <table:table-cell table:style-name="ce2" office:value-type="string">
            <text:p>9-Liste doppelter Ausleihen</text:p>
          </table:table-cell>
          <table:table-cell office:value-type="string">
            <text:p>Liste aller Schüler mit doppelten Ausleihen</text:p>
          </table:table-cell>
          <table:table-cell table:style-name="ce5" office:value-type="string">
            <text:p>fehlerhaft</text:p>
          </table:table-cell>
          <table:table-cell table:style-name="ce7" office:value-type="string">
            <text:p>Unübersichtlich; Bei Beschädigung evtl Buchpreis und Klasse des Schülers</text:p>
          </table:table-cell>
          <table:table-cell table:number-columns-repeated="76"/>
        </table:table-row>
        <table:table-row table:style-name="ro1">
          <table:table-cell table:style-name="ce2" office:value-type="string">
            <text:p>10-Backup</text:p>
          </table:table-cell>
          <table:table-cell office:value-type="string">
            <text:p>Automatische Erstellung von Backups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11-Wiederherstellung</text:p>
          </table:table-cell>
          <table:table-cell office:value-type="string">
            <text:p>Möglichkeit zur Wiederherstellung der Software durch Laden eines Backups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/>
          <table:table-cell office:value-type="string">
            <text:p>Datenbank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12-Anzeige der Schüler</text:p>
          </table:table-cell>
          <table:table-cell office:value-type="string">
            <text:p>Liste aller Schüler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Sortierung nach Name oder Klasse</text:p>
          </table:table-cell>
          <table:table-cell table:style-name="ce5" office:value-type="string">
            <text:p>fehlt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Filterung nach Name, Klasse oder Kommentar</text:p>
          </table:table-cell>
          <table:table-cell table:style-name="ce6" office:value-type="string">
            <text:p>Klasse fehlt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Filterung nach doppelten Ausleihen, Ferienausleihen, offene Rückgaben</text:p>
          </table:table-cell>
          <table:table-cell office:value-type="string">
            <text:p>done – siehe 9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Darstellung von Kommentar vorhand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Doppelklick auf Schüler öffnet Benutzermaske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Rechtsklick → Bearbeiten oder Lösch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Sicherheitsabfrage vor Lösch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13-Bücherliste</text:p>
          </table:table-cell>
          <table:table-cell office:value-type="string">
            <text:p>Bücher in Liste darstell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Sortierung nach Titel, Klasse, Fach</text:p>
          </table:table-cell>
          <table:table-cell table:style-name="ce5" office:value-type="string">
            <text:p>fehlt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Filterung nach Titel, Klasse, Fach</text:p>
          </table:table-cell>
          <table:table-cell table:style-name="ce6" office:value-type="string">
            <text:p>Klasse fehlt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Doppelklick auf Buch öffnet Buchmaske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Rechtsklick → Bearbeiten oder Lösch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Sicherheitsabfrage vor Löschen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14-Ferienausleihe</text:p>
          </table:table-cell>
          <table:table-cell office:value-type="string">
            <text:p>in Schülermaske möglich</text:p>
          </table:table-cell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/>
          <table:table-cell office:value-type="string">
            <text:p>Darstellung in geeigneter Liste</text:p>
          </table:table-cell>
          <table:table-cell office:value-type="string">
            <text:p>done – siehe 12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Über-Dialog</text:p>
          </table:table-cell>
          <table:table-cell/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3rd-Party</text:p>
          </table:table-cell>
          <table:table-cell/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Benutzerverwaltung</text:p>
          </table:table-cell>
          <table:table-cell/>
          <table:table-cell office:value-type="string">
            <text:p>done</text:p>
          </table:table-cell>
          <table:table-cell table:number-columns-repeated="77"/>
        </table:table-row>
        <table:table-row table:style-name="ro1">
          <table:table-cell table:style-name="ce2" office:value-type="string">
            <text:p>Alle Dialoge</text:p>
          </table:table-cell>
          <table:table-cell/>
          <table:table-cell table:style-name="Default"/>
          <table:table-cell table:number-columns-repeated="7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6"/>
        </table:table-row>
        <table:table-row table:style-name="ro1">
          <table:table-cell table:style-name="Default"/>
          <table:table-cell/>
          <table:table-cell table:style-name="Default" table:number-columns-repeated="78"/>
        </table:table-row>
        <table:table-row table:style-name="ro1">
          <table:table-cell table:style-name="Default" office:value-type="string">
            <text:p>Info-Tabs</text:p>
          </table:table-cell>
          <table:table-cell/>
          <table:table-cell table:style-name="Default" table:number-columns-repeated="78"/>
        </table:table-row>
        <table:table-row table:style-name="ro1">
          <table:table-cell table:style-name="Default" office:value-type="string">
            <text:p>Schülerliste</text:p>
          </table:table-cell>
          <table:table-cell/>
          <table:table-cell table:style-name="Default" table:number-columns-repeated="78"/>
        </table:table-row>
        <table:table-row table:style-name="ro1">
          <table:table-cell table:style-name="Default" office:value-type="string">
            <text:p>Größe der Spalten</text:p>
          </table:table-cell>
          <table:table-cell/>
          <table:table-cell table:style-name="Default" table:number-columns-repeated="78"/>
        </table:table-row>
        <table:table-row table:style-name="ro1">
          <table:table-cell table:style-name="Default" office:value-type="string">
            <text:p>Einstellung der Klassen-Comboboxen merken</text:p>
          </table:table-cell>
          <table:table-cell/>
          <table:table-cell table:style-name="Default" table:number-columns-repeated="7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5.09.2018</text:date>, <text:time>14:21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4:53:11.634000000</meta:creation-date>
    <dc:date>2018-09-05T14:21:10.94</dc:date>
    <meta:editing-duration>PT10H22M21S</meta:editing-duration>
    <meta:editing-cycles>56</meta:editing-cycles>
    <meta:generator>OpenOffice/4.0.0$Win32 OpenOffice.org_project/400m3$Build-9702</meta:generator>
    <dc:creator>Fabio Aubele</dc:creator>
    <meta:document-statistic meta:table-count="1" meta:cell-count="132" meta:object-count="0"/>
  </office:meta>
</office:document-meta>
</file>